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ira Code Retina" svg:font-family="'Fira Code Retina', 'Droid Sans Mono', monospace, monospace, 'Droid Sans Fallback'"/>
    <style:font-face style:name="Geekflare" svg:font-family="Geekflare, sans-serif"/>
    <style:font-face style:name="Lohit Devanagari1" svg:font-family="'Lohit Devanagari'"/>
    <style:font-face style:name="Menlo" svg:font-family="Menlo, Monaco, 'Courier New', Courier, monospace"/>
    <style:font-face style:name="Open Sans" svg:font-family="'Open Sans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2pt" officeooo:rsid="001e1fe3" officeooo:paragraph-rsid="001e1fe3" style:font-size-asian="12pt" style:font-size-complex="12pt"/>
    </style:style>
    <style:style style:name="P2" style:family="paragraph" style:parent-style-name="Heading_20_1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fo:color="#00084e" style:font-name="Geekflare" fo:font-size="10.5pt" style:text-underline-style="solid" style:text-underline-width="auto" style:text-underline-color="font-color" fo:font-weight="bold" officeooo:rsid="001e1fe3" officeooo:paragraph-rsid="001e1fe3" fo:background-color="transparent" style:font-size-asian="10.5pt" style:font-weight-asian="bold" style:font-size-complex="10.5pt" style:font-weight-complex="bold"/>
    </style:style>
    <style:style style:name="P3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4" style:family="paragraph" style:parent-style-name="Preformatted_20_Text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46ac4b" officeooo:paragraph-rsid="0046ac4b" fo:background-color="transparent" style:font-size-asian="10.5pt" style:font-style-asian="normal" style:font-size-complex="10.5pt" style:font-style-complex="normal"/>
    </style:style>
    <style:style style:name="P5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officeooo:rsid="001e1fe3" officeooo:paragraph-rsid="001e1fe3" style:font-size-asian="10.5pt" style:font-size-complex="10.5pt"/>
    </style:style>
    <style:style style:name="P6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officeooo:rsid="001e1fe3" officeooo:paragraph-rsid="003a49fb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officeooo:rsid="001e1fe3" officeooo:paragraph-rsid="003bab0f" style:font-size-asian="10.5pt" style:font-size-complex="10.5pt"/>
    </style:style>
    <style:style style:name="P8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officeooo:rsid="001e7ab4" officeooo:paragraph-rsid="001e7ab4" style:font-size-asian="10.5pt" style:font-size-complex="10.5pt"/>
    </style:style>
    <style:style style:name="P9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officeooo:paragraph-rsid="001e7ab4" style:font-size-asian="10.5pt" style:font-size-complex="10.5pt"/>
    </style:style>
    <style:style style:name="P10" style:family="paragraph" style:parent-style-name="Standard">
      <loext:graphic-properties draw:fill="none"/>
      <style:paragraph-properties fo:margin-left="0cm" fo:margin-right="-1cm" fo:margin-top="0.101cm" fo:margin-bottom="0.101cm" loext:contextual-spacing="false" style:line-height-at-least="0.582cm" fo:text-indent="0cm" style:auto-text-indent="false" fo:background-color="transparent"/>
      <style:text-properties style:font-name="DejaVu Sans" fo:font-size="10.5pt" officeooo:paragraph-rsid="0022ab7a" style:font-size-asian="10.5pt" style:font-size-complex="10.5pt"/>
    </style:style>
    <style:style style:name="P11" style:family="paragraph" style:parent-style-name="Standard">
      <loext:graphic-properties draw:fill="none"/>
      <style:paragraph-properties fo:margin-left="0cm" fo:margin-right="-1cm" fo:margin-top="0.101cm" fo:margin-bottom="0.101cm" loext:contextual-spacing="false" style:line-height-at-least="0.582cm" fo:text-indent="0cm" style:auto-text-indent="false" fo:background-color="transparent"/>
      <style:text-properties style:font-name="DejaVu Sans" fo:font-size="10.5pt" officeooo:paragraph-rsid="00210a41" style:font-size-asian="10.5pt" style:font-size-complex="10.5pt"/>
    </style:style>
    <style:style style:name="P12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officeooo:rsid="003a49fb" officeooo:paragraph-rsid="003a49fb" style:font-size-asian="10.5pt" style:font-size-complex="10.5pt"/>
    </style:style>
    <style:style style:name="P13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officeooo:rsid="003bab0f" officeooo:paragraph-rsid="003bab0f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1e1fe3" officeooo:paragraph-rsid="001e1fe3" style:font-size-asian="10.5pt" style:font-weight-asian="bold" style:font-size-complex="10.5pt" style:font-weight-complex="bold"/>
    </style:style>
    <style:style style:name="P15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3a49fb" officeooo:paragraph-rsid="003a49fb" style:font-size-asian="10.5pt" style:font-weight-asian="bold" style:font-size-complex="10.5pt" style:font-weight-complex="bold"/>
    </style:style>
    <style:style style:name="P16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3bab0f" officeooo:paragraph-rsid="003bab0f" style:font-size-asian="10.5pt" style:font-weight-asian="bold" style:font-size-complex="10.5pt" style:font-weight-complex="bold"/>
    </style:style>
    <style:style style:name="P17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align="start" style:justify-single-word="false" fo:text-indent="0cm" style:auto-text-indent="false" fo:background-color="transparent"/>
      <style:text-properties style:font-name="DejaVu Sans" fo:font-size="10.5pt" style:text-underline-style="solid" style:text-underline-width="auto" style:text-underline-color="font-color" fo:font-weight="bold" officeooo:rsid="003bab0f" officeooo:paragraph-rsid="003bab0f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fo:font-variant="normal" fo:text-transform="none" fo:color="#16191f" style:font-name="DejaVu Sans" fo:font-size="10.5pt" fo:letter-spacing="normal" fo:font-style="normal" fo:font-weight="normal" officeooo:rsid="001e7ab4" officeooo:paragraph-rsid="001e7ab4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1e7ab4" officeooo:paragraph-rsid="001e7ab4" style:font-size-asian="10.5pt" style:font-size-complex="10.5pt"/>
    </style:style>
    <style:style style:name="P20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fo:font-variant="normal" fo:text-transform="none" style:use-window-font-color="true" style:font-name="DejaVu Sans" fo:font-size="10.5pt" fo:letter-spacing="normal" fo:font-style="normal" fo:font-weight="normal" officeooo:rsid="001e7ab4" officeooo:paragraph-rsid="001e7ab4" fo:background-color="transparent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use-window-font-color="true" style:font-name="DejaVu Sans" fo:font-size="10.5pt" officeooo:paragraph-rsid="001e7ab4" fo:background-color="transparent" style:font-size-asian="10.5pt" style:font-size-complex="10.5pt"/>
    </style:style>
    <style:style style:name="P22" style:family="paragraph" style:parent-style-name="Standard">
      <loext:graphic-properties draw:fill="none"/>
      <style:paragraph-properties fo:margin-left="0cm" fo:margin-right="-1cm" fo:margin-top="0.101cm" fo:margin-bottom="0.101cm" loext:contextual-spacing="false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1f1a54" officeooo:paragraph-rsid="0022ab7a" fo:background-color="transparent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-1cm" fo:margin-top="0.101cm" fo:margin-bottom="0.101cm" loext:contextual-spacing="false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1f1a54" fo:background-color="transparent" style:font-size-asian="10.5pt" style:font-size-complex="10.5pt"/>
    </style:style>
    <style:style style:name="P24" style:family="paragraph" style:parent-style-name="Standard">
      <loext:graphic-properties draw:fill="none"/>
      <style:paragraph-properties fo:margin-left="0cm" fo:margin-right="-1cm" fo:margin-top="0.101cm" fo:margin-bottom="0.101cm" loext:contextual-spacing="false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210a41" officeooo:paragraph-rsid="00210a41" fo:background-color="transparent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-1cm" fo:margin-top="0.101cm" fo:margin-bottom="0.101cm" loext:contextual-spacing="false" style:line-height-at-least="0.582cm" fo:text-indent="0cm" style:auto-text-indent="false" fo:background-color="transparent"/>
      <style:text-properties style:use-window-font-color="true" style:font-name="DejaVu Sans" fo:font-size="10.5pt" fo:font-weight="bold" officeooo:rsid="00210a41" officeooo:paragraph-rsid="00210a41" fo:background-color="transparent" style:font-size-asian="10.5pt" style:font-size-complex="10.5pt"/>
    </style:style>
    <style:style style:name="P26" style:family="paragraph" style:parent-style-name="Standard">
      <loext:graphic-properties draw:fill="none"/>
      <style:paragraph-properties fo:margin-left="0cm" fo:margin-right="-1cm" fo:margin-top="0.101cm" fo:margin-bottom="0.101cm" loext:contextual-spacing="false" style:line-height-at-least="0.582cm" fo:text-indent="0cm" style:auto-text-indent="false" fo:background-color="transparent"/>
      <style:text-properties style:use-window-font-color="true" style:font-name="DejaVu Sans" fo:font-size="10.5pt" fo:font-weight="bold" officeooo:paragraph-rsid="00210a41" fo:background-color="transparent" style:font-size-asian="10.5pt" style:font-size-complex="10.5pt"/>
    </style:style>
    <style:style style:name="P27" style:family="paragraph" style:parent-style-name="Standard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officeooo:paragraph-rsid="001e7ab4"/>
    </style:style>
    <style:style style:name="P28" style:family="paragraph" style:parent-style-name="Standard" style:master-page-name="">
      <loext:graphic-properties draw:fill="none"/>
      <style:paragraph-properties fo:margin-left="0cm" fo:margin-right="-1cm" fo:margin-top="0.101cm" fo:margin-bottom="0.101cm" loext:contextual-spacing="false" fo:text-indent="0cm" style:auto-text-indent="false" style:page-number="auto" fo:background-color="transparent"/>
      <style:text-properties fo:font-variant="normal" fo:text-transform="none" style:use-window-font-color="true" style:text-line-through-style="none" style:text-line-through-type="none" style:font-name="DejaVu Sans" fo:font-size="10.5pt" fo:letter-spacing="normal" fo:language="zxx" fo:country="none" fo:font-style="normal" style:text-underline-style="solid" style:text-underline-width="auto" style:text-underline-color="font-color" fo:font-weight="bold" officeooo:rsid="001e1fe3" officeooo:paragraph-rsid="003a49fb" style:text-blinking="false" fo:background-color="transparent" style:font-name-asian="Noto Serif CJK SC" style:font-size-asian="10.5pt" style:language-asian="zxx" style:country-asian="none" style:font-weight-asian="bold" style:font-name-complex="Lohit Devanagari" style:font-size-complex="10.5pt" style:language-complex="zxx" style:country-complex="none" style:font-weight-complex="bold"/>
    </style:style>
    <style:style style:name="P29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fo:background-color="transparent" style:font-size-asian="10.5pt" style:font-size-complex="10.5pt"/>
    </style:style>
    <style:style style:name="P30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paragraph-rsid="0022ab7a" fo:background-color="transparent" style:font-size-asian="10.5pt" style:font-size-complex="10.5pt"/>
    </style:style>
    <style:style style:name="P31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paragraph-rsid="002eaea9" fo:background-color="transparent" style:font-size-asian="10.5pt" style:font-size-complex="10.5pt"/>
    </style:style>
    <style:style style:name="P32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1f1a54" officeooo:paragraph-rsid="0022ab7a" fo:background-color="transparent" style:font-size-asian="10.5pt" style:font-size-complex="10.5pt"/>
    </style:style>
    <style:style style:name="P33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22ab7a" fo:background-color="transparent" style:font-size-asian="10.5pt" style:font-size-complex="10.5pt"/>
    </style:style>
    <style:style style:name="P34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22ab7a" officeooo:paragraph-rsid="002eaea9" fo:background-color="transparent" style:font-size-asian="10.5pt" style:font-size-complex="10.5pt"/>
    </style:style>
    <style:style style:name="P35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22ab7a" officeooo:paragraph-rsid="00304e27" fo:background-color="transparent" style:font-size-asian="10.5pt" style:font-size-complex="10.5pt"/>
    </style:style>
    <style:style style:name="P36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22ab7a" officeooo:paragraph-rsid="0022ab7a" fo:background-color="transparent" style:font-size-asian="10.5pt" style:font-size-complex="10.5pt"/>
    </style:style>
    <style:style style:name="P37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2eaea9" officeooo:paragraph-rsid="002eaea9" fo:background-color="transparent" style:font-size-asian="10.5pt" style:font-size-complex="10.5pt"/>
    </style:style>
    <style:style style:name="P38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319541" officeooo:paragraph-rsid="00304e27" fo:background-color="transparent" style:font-size-asian="10.5pt" style:font-size-complex="10.5pt"/>
    </style:style>
    <style:style style:name="P39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319541" officeooo:paragraph-rsid="00373eda" fo:background-color="transparent" style:font-size-asian="10.5pt" style:font-size-complex="10.5pt"/>
    </style:style>
    <style:style style:name="P40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319541" officeooo:paragraph-rsid="00319541" fo:background-color="transparent" style:font-size-asian="10.5pt" style:font-size-complex="10.5pt"/>
    </style:style>
    <style:style style:name="P41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373eda" officeooo:paragraph-rsid="00373eda" fo:background-color="transparent" style:font-size-asian="10.5pt" style:font-size-complex="10.5pt"/>
    </style:style>
    <style:style style:name="P42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348778" officeooo:paragraph-rsid="00348778" fo:background-color="transparent" style:font-size-asian="10.5pt" style:font-size-complex="10.5pt"/>
    </style:style>
    <style:style style:name="P43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304e27" officeooo:paragraph-rsid="00304e27" fo:background-color="transparent" style:font-size-asian="10.5pt" style:font-size-complex="10.5pt"/>
    </style:style>
    <style:style style:name="P44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384865" officeooo:paragraph-rsid="00384865" fo:background-color="transparent" style:font-size-asian="10.5pt" style:font-size-complex="10.5pt"/>
    </style:style>
    <style:style style:name="P45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weight="normal" officeooo:rsid="00210a41" officeooo:paragraph-rsid="00210a41" fo:background-color="transparent" style:font-size-asian="10.5pt" style:font-size-complex="10.5pt"/>
    </style:style>
    <style:style style:name="P46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19541" officeooo:paragraph-rsid="00304e27" fo:background-color="transparent" style:font-size-asian="10.5pt" style:font-style-asian="normal" style:font-size-complex="10.5pt" style:font-style-complex="normal"/>
    </style:style>
    <style:style style:name="P47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19541" officeooo:paragraph-rsid="00319541" fo:background-color="transparent" style:font-size-asian="10.5pt" style:font-style-asian="normal" style:font-size-complex="10.5pt" style:font-style-complex="normal"/>
    </style:style>
    <style:style style:name="P48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04e61" officeooo:paragraph-rsid="00304e27" fo:background-color="transparent" style:font-size-asian="10.5pt" style:font-style-asian="normal" style:font-size-complex="10.5pt" style:font-style-complex="normal"/>
    </style:style>
    <style:style style:name="P49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04e61" officeooo:paragraph-rsid="00331884" fo:background-color="transparent" style:font-size-asian="10.5pt" style:font-style-asian="normal" style:font-size-complex="10.5pt" style:font-style-complex="normal"/>
    </style:style>
    <style:style style:name="P50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04e61" officeooo:paragraph-rsid="00354bf3" fo:background-color="transparent" style:font-size-asian="10.5pt" style:font-style-asian="normal" style:font-size-complex="10.5pt" style:font-style-complex="normal"/>
    </style:style>
    <style:style style:name="P51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48778" officeooo:paragraph-rsid="00331884" fo:background-color="transparent" style:font-size-asian="10.5pt" style:font-style-asian="normal" style:font-size-complex="10.5pt" style:font-style-complex="normal"/>
    </style:style>
    <style:style style:name="P52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5b7c7" officeooo:paragraph-rsid="0035b7c7" fo:background-color="transparent" style:font-size-asian="10.5pt" style:font-style-asian="normal" style:font-size-complex="10.5pt" style:font-style-complex="normal"/>
    </style:style>
    <style:style style:name="P53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84865" officeooo:paragraph-rsid="00384865" fo:background-color="transparent" style:font-size-asian="10.5pt" style:font-style-asian="normal" style:font-size-complex="10.5pt" style:font-style-complex="normal"/>
    </style:style>
    <style:style style:name="P54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304e27" officeooo:paragraph-rsid="0043d238" fo:background-color="transparent" style:font-size-asian="10.5pt" style:font-style-asian="normal" style:font-size-complex="10.5pt" style:font-style-complex="normal"/>
    </style:style>
    <style:style style:name="P55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use-window-font-color="true" style:font-name="DejaVu Sans" fo:font-size="10.5pt" fo:font-style="normal" fo:font-weight="normal" officeooo:rsid="0046ac4b" officeooo:paragraph-rsid="0046ac4b" fo:background-color="transparent" style:font-size-asian="10.5pt" style:font-style-asian="normal" style:font-size-complex="10.5pt" style:font-style-complex="normal"/>
    </style:style>
    <style:style style:name="P56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style:font-name="DejaVu Sans" fo:font-size="10.5pt" style:font-size-asian="10.5pt" style:font-size-complex="10.5pt"/>
    </style:style>
    <style:style style:name="P57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fo:color="#cccccc" style:font-name="DejaVu Sans" fo:font-size="10.5pt" fo:font-weight="normal" fo:background-color="#1c1c1c" style:font-size-asian="10.5pt" style:font-size-complex="10.5pt"/>
    </style:style>
    <style:style style:name="P58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84865" officeooo:paragraph-rsid="00384865" fo:background-color="transparent" style:font-size-asian="10.5pt" style:font-style-asian="normal" style:font-size-complex="10.5pt" style:font-style-complex="normal"/>
    </style:style>
    <style:style style:name="P59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84865" officeooo:paragraph-rsid="00487e83" fo:background-color="transparent" style:font-size-asian="10.5pt" style:font-style-asian="normal" style:font-size-complex="10.5pt" style:font-style-complex="normal"/>
    </style:style>
    <style:style style:name="P60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84865" officeooo:paragraph-rsid="00499f48" fo:background-color="transparent" style:font-size-asian="10.5pt" style:font-style-asian="normal" style:font-size-complex="10.5pt" style:font-style-complex="normal"/>
    </style:style>
    <style:style style:name="P61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304e27" officeooo:paragraph-rsid="0043d238" fo:background-color="transparent" style:font-size-asian="10.5pt" style:font-style-asian="normal" style:font-size-complex="10.5pt" style:font-style-complex="normal"/>
    </style:style>
    <style:style style:name="P62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487e83" officeooo:paragraph-rsid="00499f48" fo:background-color="transparent" style:font-size-asian="10.5pt" style:font-style-asian="normal" style:font-size-complex="10.5pt" style:font-style-complex="normal"/>
    </style:style>
    <style:style style:name="P63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fo:font-variant="normal" fo:text-transform="none" fo:color="#292929" style:font-name="Menlo" fo:font-size="12pt" fo:letter-spacing="normal" fo:font-style="normal" fo:font-weight="normal" officeooo:rsid="00499f48" officeooo:paragraph-rsid="00499f48" fo:background-color="transparent" style:font-size-asian="10.5pt" style:font-style-asian="normal" style:font-size-complex="10.5pt" style:font-style-complex="normal"/>
    </style:style>
    <style:style style:name="P64" style:family="paragraph" style:parent-style-name="Standard">
      <loext:graphic-properties draw:fill="none"/>
      <style:paragraph-properties fo:margin-left="0cm" fo:margin-right="-1cm" style:line-height-at-least="0.582cm" fo:text-indent="0cm" style:auto-text-indent="false" fo:background-color="transparent"/>
      <style:text-properties officeooo:paragraph-rsid="00304e27"/>
    </style:style>
    <style:style style:name="P65" style:family="paragraph" style:parent-style-name="Text_20_body">
      <loext:graphic-properties draw:fill="none"/>
      <style:paragraph-properties fo:margin-left="0cm" fo:margin-right="-1cm" fo:margin-top="0.101cm" fo:margin-bottom="0.101cm" loext:contextual-spacing="false" fo:text-indent="0cm" style:auto-text-indent="false" fo:background-color="transparent"/>
      <style:text-properties style:use-window-font-color="true" style:font-name="DejaVu Sans" fo:font-size="10.5pt" officeooo:rsid="001e1fe3" officeooo:paragraph-rsid="001e1fe3" fo:background-color="transparent" style:font-size-asian="10.5pt" style:font-size-complex="10.5pt"/>
    </style:style>
    <style:style style:name="T1" style:family="text">
      <style:text-properties officeooo:rsid="001e7ab4"/>
    </style:style>
    <style:style style:name="T2" style:family="text">
      <style:text-properties fo:font-variant="normal" fo:text-transform="none" fo:color="#16191f" fo:letter-spacing="normal" fo:font-style="normal" fo:font-weight="normal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DejaVu Sans" fo:font-size="10.5pt" fo:letter-spacing="normal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4" style:family="text">
      <style:text-properties fo:font-variant="normal" fo:text-transform="none" style:use-window-font-color="true" fo:letter-spacing="normal" fo:font-style="normal" style:text-underline-style="none" fo:font-weight="normal" officeooo:rsid="001e7ab4"/>
    </style:style>
    <style:style style:name="T5" style:family="text"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1e7ab4" style:font-size-asian="10.5pt" style:font-size-complex="10.5pt"/>
    </style:style>
    <style:style style:name="T6" style:family="text"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1e7ab4" style:font-size-asian="10.5pt" style:font-size-complex="10.5pt" loext:padding="0cm" loext:border="none"/>
    </style:style>
    <style:style style:name="T7" style:family="text">
      <style:text-properties fo:font-variant="normal" fo:text-transform="none" style:use-window-font-color="true" style:font-name="DejaVu Sans" fo:font-size="10.5pt" fo:letter-spacing="normal" fo:font-style="normal" style:text-underline-style="none" fo:font-weight="normal" officeooo:rsid="0040554f" style:font-size-asian="10.5pt" style:font-size-complex="10.5pt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blinking="false"/>
    </style:style>
    <style:style style:name="T11" style:family="text">
      <style:text-properties fo:font-variant="normal" fo:text-transform="none" fo:letter-spacing="normal" fo:font-style="normal" fo:font-weight="normal" officeooo:rsid="001e7ab4"/>
    </style:style>
    <style:style style:name="T12" style:family="text">
      <style:text-properties fo:font-variant="normal" fo:text-transform="none" fo:letter-spacing="normal" fo:font-style="normal" fo:font-weight="normal" officeooo:rsid="001f1a54"/>
    </style:style>
    <style:style style:name="T13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style:font-name="Consolas" fo:font-size="9.75pt" fo:letter-spacing="normal" loext:padding="0cm" loext:border="none"/>
    </style:style>
    <style:style style:name="T15" style:family="text">
      <style:text-properties officeooo:rsid="001f1a54"/>
    </style:style>
    <style:style style:name="T16" style:family="text">
      <style:text-properties style:use-window-font-color="true" fo:font-weight="normal" officeooo:rsid="001f1a54" fo:background-color="transparent" loext:char-shading-value="0"/>
    </style:style>
    <style:style style:name="T17" style:family="text">
      <style:text-properties style:use-window-font-color="true" fo:font-weight="normal" officeooo:rsid="0022ab7a" fo:background-color="transparent" loext:char-shading-value="0"/>
    </style:style>
    <style:style style:name="T18" style:family="text">
      <style:text-properties style:use-window-font-color="true" fo:font-weight="normal" officeooo:rsid="002060fb" fo:background-color="transparent" loext:char-shading-value="0"/>
    </style:style>
    <style:style style:name="T19" style:family="text">
      <style:text-properties style:use-window-font-color="true" fo:font-weight="normal" officeooo:rsid="00210a41" fo:background-color="transparent" loext:char-shading-value="0"/>
    </style:style>
    <style:style style:name="T20" style:family="text">
      <style:text-properties style:use-window-font-color="true" style:font-name="DejaVu Sans" fo:font-size="10.5pt" fo:font-style="normal" fo:font-weight="normal" officeooo:rsid="00432c70" fo:background-color="transparent" loext:char-shading-value="0" style:font-size-asian="10.5pt" style:font-style-asian="normal" style:font-size-complex="10.5pt" style:font-style-complex="normal"/>
    </style:style>
    <style:style style:name="T21" style:family="text">
      <style:text-properties style:use-window-font-color="true" style:font-name="DejaVu Sans" fo:font-size="10.5pt" fo:font-style="normal" fo:font-weight="normal" officeooo:rsid="0043d238" fo:background-color="transparent" loext:char-shading-value="0" style:font-size-asian="10.5pt" style:font-style-asian="normal" style:font-size-complex="10.5pt" style:font-style-complex="normal"/>
    </style:style>
    <style:style style:name="T22" style:family="text">
      <style:text-properties officeooo:rsid="0022ab7a"/>
    </style:style>
    <style:style style:name="T23" style:family="text">
      <style:text-properties fo:font-weight="normal"/>
    </style:style>
    <style:style style:name="T24" style:family="text">
      <style:text-properties fo:font-weight="normal" officeooo:rsid="0022ab7a"/>
    </style:style>
    <style:style style:name="T25" style:family="text">
      <style:text-properties fo:font-weight="normal" officeooo:rsid="00210a41"/>
    </style:style>
    <style:style style:name="T26" style:family="text">
      <style:text-properties officeooo:rsid="00246196"/>
    </style:style>
    <style:style style:name="T27" style:family="text">
      <style:text-properties officeooo:rsid="00279800"/>
    </style:style>
    <style:style style:name="T28" style:family="text">
      <style:text-properties officeooo:rsid="002eaea9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04e61" style:font-style-asian="normal" style:font-style-complex="normal"/>
    </style:style>
    <style:style style:name="T31" style:family="text">
      <style:text-properties fo:font-style="normal" officeooo:rsid="00319541" style:font-style-asian="normal" style:font-style-complex="normal"/>
    </style:style>
    <style:style style:name="T32" style:family="text">
      <style:text-properties fo:font-style="normal" officeooo:rsid="0035b7c7" style:font-style-asian="normal" style:font-style-complex="normal"/>
    </style:style>
    <style:style style:name="T33" style:family="text">
      <style:text-properties fo:font-style="normal" officeooo:rsid="00432c70" style:font-style-asian="normal" style:font-style-complex="normal"/>
    </style:style>
    <style:style style:name="T34" style:family="text">
      <style:text-properties officeooo:rsid="00304e61"/>
    </style:style>
    <style:style style:name="T35" style:family="text">
      <style:text-properties officeooo:rsid="00319541"/>
    </style:style>
    <style:style style:name="T36" style:family="text">
      <style:text-properties loext:padding="0cm" loext:border="none"/>
    </style:style>
    <style:style style:name="T37" style:family="text">
      <style:text-properties officeooo:rsid="00333b82"/>
    </style:style>
    <style:style style:name="T38" style:family="text">
      <style:text-properties officeooo:rsid="00348778"/>
    </style:style>
    <style:style style:name="T39" style:family="text">
      <style:text-properties officeooo:rsid="00354bf3"/>
    </style:style>
    <style:style style:name="T40" style:family="text">
      <style:text-properties officeooo:rsid="00373eda"/>
    </style:style>
    <style:style style:name="T41" style:family="text">
      <style:text-properties officeooo:rsid="003a49fb"/>
    </style:style>
    <style:style style:name="T42" style:family="text">
      <style:text-properties officeooo:rsid="003bab0f"/>
    </style:style>
    <style:style style:name="T43" style:family="text">
      <style:text-properties officeooo:rsid="00432c70"/>
    </style:style>
    <style:style style:name="T44" style:family="text">
      <style:text-properties officeooo:rsid="0043d2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PPENDEX</text:p>
      <text:h text:style-name="P1" text:outline-level="1"><text:a xlink:type="simple" xlink:href="https://help.pythonanywhere.com/pages/environment-variables-for-web-apps/" text:style-name="Internet_20_link" text:visited-style-name="Visited_20_Internet_20_Link"><text:span text:style-name="T3">How to set environment variables for your web apps (for SECRET_KEY etc)</text:span></text:a></text:h>
      <text:p text:style-name="P65"><text:a xlink:type="simple" xlink:href="https://help.pythonanywhere.com/pages/environment-variables-for-web-apps/" text:style-name="Internet_20_link" text:visited-style-name="Visited_20_Internet_20_Link"><text:span text:style-name="T8">https://help.pythonanywhere.com/pages/environment-variables-for-web-apps/</text:span></text:a></text:p>
      <text:p text:style-name="P65"><text:span text:style-name="T8"/></text:p>
      <text:h text:style-name="P2" text:outline-level="1"><text:span text:style-name="T10">Host Multiple Domains on One Server or IP with Apache or Nginx</text:span></text:h>
      <text:p text:style-name="P65"><text:span text:style-name="T8">https://geekflare.com/multiple-domains-on-one-server-with-apache-nginx/</text:span></text:p>
      <text:p text:style-name="P5"/>
      <text:p text:style-name="P5"/>
      <text:p text:style-name="P5">_________________________________________________________________________________________</text:p>
      <text:p text:style-name="P14">.<text:span text:style-name="T41">env file</text:span></text:p>
      <text:p text:style-name="P14"/>
      <text:p text:style-name="P5">FLASK_ENV = 'production'</text:p>
      <text:p text:style-name="P5">SECRET_KEY = 'e24af90e9e1348248e2608b826bf2f9B'</text:p>
      <text:p text:style-name="P5"/>
      <text:p text:style-name="P5">NUXT_PROJECT_DB = 'mysql+pymysql://CovSdqWkvi:2iYSrMxaM4@remotemysql.com:3306/CovSdqWkvi'</text:p>
      <text:p text:style-name="P5">NUXT_PROJECT_DB_PRO = 'mysql+pymysql://admin:Admin@localhost/nuxt_api'</text:p>
      <text:p text:style-name="P5">SQLALCHEMY_TRACK_MODIFICATIONS = False</text:p>
      <text:p text:style-name="P6">_________________________________________________________________________________________</text:p>
      <text:p text:style-name="P15">config.py file</text:p>
      <text:p text:style-name="P12"/>
      <text:p text:style-name="P12">import os </text:p>
      <text:p text:style-name="P12"/>
      <text:p text:style-name="P12">class Config():</text:p>
      <text:p text:style-name="P12"><text:s text:c="4"/>SECRET_KEY = os.getenv('SECRET_KEY')</text:p>
      <text:p text:style-name="P12"><text:s text:c="4"/>DEBUG = False</text:p>
      <text:p text:style-name="P12"><text:s text:c="4"/>TESTING = False</text:p>
      <text:p text:style-name="P12"/>
      <text:p text:style-name="P12">class ConfigDev(Config):</text:p>
      <text:p text:style-name="P12"><text:s text:c="4"/>DEBUG = True</text:p>
      <text:p text:style-name="P12"><text:s text:c="4"/>CHECK_ENV = 'develeopment_env'</text:p>
      <text:p text:style-name="P12"><text:s text:c="4"/>SQLALCHEMY_DATABASE_URI = os.getenv('NUXT_PROJECT_DB')</text:p>
      <text:p text:style-name="P12"><text:s text:c="4"/>SQLALCHEMY_TRACK_MODIFICATIONS = os.getenv('SQLALCHEMY_TRACK_MODIFICATIONS')</text:p>
      <text:p text:style-name="P12"/>
      <text:p text:style-name="P12">class ConfigPro(Config):</text:p>
      <text:p text:style-name="P12"><text:s text:c="4"/>CHECK_ENV = 'production_env'</text:p>
      <text:p text:style-name="P12"><text:s text:c="4"/>SQLALCHEMY_DATABASE_URI = os.getenv('NUXT_PROJECT_DB_PRO')</text:p>
      <text:p text:style-name="P12"><text:s text:c="4"/>SQLALCHEMY_TRACK_MODIFICATIONS = os.getenv('SQLALCHEMY_TRACK_MODIFICATIONS')</text:p>
      <text:p text:style-name="P6"/>
      <text:p text:style-name="P6">_________________________________________________________________________________________</text:p>
      <text:p text:style-name="P16">run.py file</text:p>
      <text:p text:style-name="P13"/>
      <text:p text:style-name="P5">from my_app import app </text:p>
      <text:p text:style-name="P5">from flask_cors import CORS, cross_origin</text:p>
      <text:p text:style-name="P5">import os</text:p>
      <text:p text:style-name="P5"/>
      <text:p text:style-name="P5">CORS(app)</text:p>
      <text:p text:style-name="P5"/>
      <text:p text:style-name="P5">if __name__ == "__main__": <text:s text:c="3"/></text:p>
      <text:p text:style-name="P5"><text:s text:c="4"/>app.run(host='0.0.0.0', port=4448)</text:p>
      <text:p text:style-name="P5"/>
      <text:p text:style-name="P7"><text:span text:style-name="T42"># </text:span>_________________________________________________________________________________________</text:p>
      <text:p text:style-name="P17">flaskapp.wsgi file</text:p>
      <text:p text:style-name="P17"/>
      <text:p text:style-name="P7">#!/usr/bin/python3.8</text:p>
      <text:p text:style-name="P7">activate_this = '/home/ubuntu/.local/share/virtualenvs/nuxt_api_flask-gPgGeqg6/bin/activate_this.py'</text:p>
      <text:p text:style-name="P7"/>
      <text:p text:style-name="P7">with open(activate_this) as file_:</text:p>
      <text:p text:style-name="P7"><text:s text:c="4"/>exec(file_.read(), dict(__file__=activate_this))</text:p>
      <text:p text:style-name="P7">import sys</text:p>
      <text:p text:style-name="P7">import logging</text:p>
      <text:p text:style-name="P7"/>
      <text:p text:style-name="P7">import os</text:p>
      <text:p text:style-name="P7">from dotenv import load_dotenv</text:p>
      <text:p text:style-name="P7">project_folder = os.path.expanduser('/var/www/nuxt_api_flask')</text:p>
      <text:p text:style-name="P7">load_dotenv(os.path.join(project_folder, '.env'))</text:p>
      <text:p text:style-name="P7"/>
      <text:p text:style-name="P7"/>
      <text:p text:style-name="P7">logging.basicConfig(stream=sys.stderr)</text:p>
      <text:p text:style-name="P7">sys.path.insert(0,"/var/www/nuxt_api_flask/")</text:p>
      <text:p text:style-name="P7"/>
      <text:p text:style-name="P7">from run import app as application</text:p>
      <text:p text:style-name="P7">_________________________________________________________________________________________</text:p>
      <text:p text:style-name="P5"/>
      <text:p text:style-name="P5">1 Created New EC2 instance</text:p>
      <text:p text:style-name="P5"><text:tab/>a. I used current key file – you can create a new one </text:p>
      <text:p text:style-name="P5"><text:tab/>b. Updated the Inbound rules and opened port 80 (http) and port 443 (https) to 0.0.0.0/0 </text:p>
      <text:p text:style-name="P5"><text:tab/><text:span text:style-name="T1">c . Check that ssh (port 22) is open.</text:span></text:p>
      <text:p text:style-name="P5"/>
      <text:p text:style-name="P5">2 Hosted zone (Route 53) created new record</text:p>
      <text:p text:style-name="P5"><text:tab/>a. inserted public ip Address of instance </text:p>
      <text:p text:style-name="P5"/>
      <text:p text:style-name="P8">3 Connect to instance (ssh)</text:p>
      <text:p text:style-name="P8"><text:tab/>a. EC2 I select instance and press connect.</text:p>
      <text:p text:style-name="P8"><text:tab/>b. And followed the instructions:</text:p>
      <text:p text:style-name="P8"><text:tab/><text:tab/>i. Open ssh client (terminal)</text:p>
      <text:p text:style-name="P9"><text:span text:style-name="T1"><text:tab/><text:tab/>ii. cd to </text:span><text:span text:style-name="T2">private key file.</text:span></text:p>
      <text:p text:style-name="P9"><text:span text:style-name="T1"><text:tab/><text:tab/>iii. Run <text:tab/>$ sudo </text:span><text:span text:style-name="T2">chmod 400 deploy_web_apps.pem</text:span></text:p>
      <text:p text:style-name="P18"><text:tab/><text:tab/>iV. Run example provided <text:tab/></text:p>
      <text:p text:style-name="P27"><text:span text:style-name="T5"><text:tab/><text:tab/>$ </text:span><text:span text:style-name="T7">sudo </text:span><text:span text:style-name="T6">ssh -i "deploy_web_apps.pem" ubuntu@ec2-18-196-39-30.eu-central-1.compute.amazonaws.com</text:span></text:p>
      <text:p text:style-name="P19"/>
      <text:p text:style-name="P18">4 Update instance:</text:p>
      <text:p text:style-name="P18"><text:tab/>$ sudo apt update</text:p>
      <text:p text:style-name="P18"><text:tab/>$ sudo apt upgrade</text:p>
      <text:p text:style-name="P18"/>
      <text:p text:style-name="P18">5 Install apache2</text:p>
      <text:p text:style-name="P20"><text:tab/><text:tab/>$ sudo apt install apache2</text:p>
      <text:p text:style-name="P21"><text:span text:style-name="T11"><text:tab/></text:span><text:span text:style-name="T12">a. Di</text:span><text:span text:style-name="T11">splay apache commands:</text:span></text:p>
      <text:p text:style-name="P29"><text:tab/><text:tab/>$ sudo service apache2 </text:p>
      <text:p text:style-name="P29"><text:tab/><text:span text:style-name="T15">b. Display apache status:</text:span></text:p>
      <text:p text:style-name="P30"><text:tab/><text:tab/><text:span text:style-name="T15">$ sudo service apache2 </text:span><text:span text:style-name="T22">status</text:span></text:p>
      <text:p text:style-name="P32"/>
      <text:p text:style-name="P32">6 Install mySQL</text:p>
      <text:p text:style-name="P22"><text:tab/>a. $ sudo apt install mysql-server</text:p>
      <text:p text:style-name="P23"><text:tab/><text:span text:style-name="T22">b</text:span>. Open my sql:</text:p>
      <text:p text:style-name="P23"><text:tab/><text:tab/>$ sudo mysql -u root</text:p>
      <text:p text:style-name="P23"><text:tab/><text:tab/>$ exit;</text:p>
      <text:p text:style-name="P23"><text:tab/><text:span text:style-name="T22">c</text:span>. To set password if not asked</text:p>
      <text:p text:style-name="P23"><text:tab/><text:tab/>$ sudo mysql_secure_installation</text:p>
      <text:p text:style-name="P10"><text:span text:style-name="T16"><text:tab/><text:tab/></text:span><text:span text:style-name="T17">(password used in project Root)</text:span></text:p>
      <text:p text:style-name="P11"><text:span text:style-name="T16"><text:tab/><text:tab/>$ sudo my</text:span><text:span text:style-name="T18">sql -u root -</text:span><text:span text:style-name="T19">p</text:span></text:p>
      <text:p text:style-name="P24"><text:tab/><text:tab/>$ ****</text:p>
      <text:p text:style-name="P24"><text:tab/><text:tab/>$ exit;</text:p>
      <text:p text:style-name="P24"/>
      <text:p text:style-name="P25"><text:span text:style-name="T24">5. </text:span><text:span text:style-name="T23">Mysql create new user to connect through ssh</text:span></text:p>
      <text:p text:style-name="P26"><text:span text:style-name="T25"><text:tab/></text:span><text:span text:style-name="T23">$ sudo mysql -u root -p</text:span></text:p>
      <text:p text:style-name="P29"><text:tab/>$ *******</text:p>
      <text:p text:style-name="P29"/>
      <text:p text:style-name="P29"><text:tab/><text:span text:style-name="T22">a. </text:span>To view a List of MySQL Users:</text:p>
      <text:p text:style-name="P29"><text:tab/><text:tab/>mysql&gt; SELECT User,Host FROM mysql.user;</text:p>
      <text:p text:style-name="P29"/>
      <text:p text:style-name="P29"><text:tab/><text:span text:style-name="T22">b. </text:span>To create a new user example: admin on localhost with <text:tab/>password ****:</text:p>
      <text:p text:style-name="P29"><text:tab/><text:tab/><text:span text:style-name="T22">mysql&gt; CREATE USER admin@</text:span><text:span text:style-name="T26">l</text:span><text:span text:style-name="T22">ocalhost IDENTIFIED BY ‘****’ ;</text:span></text:p>
      <text:p text:style-name="P29"><text:tab/><text:tab/><text:span text:style-name="T22">(password used in project Admin)</text:span></text:p>
      <text:p text:style-name="P33"/>
      <text:p text:style-name="P33"><text:tab/>c. To delete a user:</text:p>
      <text:p text:style-name="P33"><text:tab/><text:tab/>mysql&gt; DROP USER admin@<text:span text:style-name="T27">l</text:span>ocalhost;</text:p>
      <text:p text:style-name="P33"/>
      <text:p text:style-name="P33"><text:tab/>d. To update host:</text:p>
      <text:p text:style-name="P33"><text:tab/><text:tab/>mysql&gt; UPDATE mysql.user SET host="localhost" WHERE user="admin";</text:p>
      <text:p text:style-name="P33"/>
      <text:p text:style-name="P33"><text:tab/>e. To Grant permissions to a user.</text:p>
      <text:p text:style-name="P56"><text:span text:style-name="T17"><text:tab/><text:tab/>mysql&gt; GRANT ALL PRIVILEGES ON * . * TO admin@localhost;</text:span></text:p>
      <text:p text:style-name="P34"/>
      <text:p text:style-name="P37">6. Install python</text:p>
      <text:p text:style-name="P31"><text:span text:style-name="T28"><text:tab/></text:span><text:span text:style-name="T22">a. </text:span><text:span text:style-name="T28">$ </text:span><text:span text:style-name="T22">sudo apt install python3</text:span></text:p>
      <text:p text:style-name="P34"><text:tab/>b. $ sudo apt install python3-pip</text:p>
      <text:p text:style-name="P34"/>
      <text:p text:style-name="P35">7. Install mod-wsgi <text:span text:style-name="T40">and enable it:</text:span></text:p>
      <text:p text:style-name="P38"><text:tab/>a. $ sudo apt-get install libapache2-mod-wsgi-py3</text:p>
      <text:p text:style-name="P39"><text:tab/>b. $ sudo a2enmod wsgi</text:p>
      <text:p text:style-name="P41"/>
      <text:p text:style-name="P38"/>
      <text:p text:style-name="P40">8. Python project – update the f<text:span text:style-name="T38">ollow</text:span>ing files</text:p>
      <text:p text:style-name="P40"><text:tab/>a. .env, run.py, config.py, flaskapp.wsgi </text:p>
      <text:p text:style-name="P42"><text:tab/>b. delete Pipfile.lock</text:p>
      <text:p text:style-name="P46"/>
      <text:p text:style-name="P47">9. Change ownership of folder var/www <text:s/>from root to ubuntu</text:p>
      <text:p text:style-name="P47"><text:tab/>a. $ sudo chown -R ubuntu /var/www</text:p>
      <text:p text:style-name="P46"/>
      <text:p text:style-name="P46">10. Copy project to var/www/project_folder using filezila</text:p>
      <text:p text:style-name="P46"><text:tab/>a. Open filezila and open the Site Manager (icon is at top left corner)</text:p>
      <text:p text:style-name="P46"><text:tab/>b. Protocol: SFTP – SHH File Transfer Protocol</text:p>
      <text:p text:style-name="P46"><text:tab/>c. Host: <text:span text:style-name="T36">3.121.29.168 ← (change to your instance public IPv4address) </text:span></text:p>
      <text:p text:style-name="P46"><text:tab/>d. Logon Type: Key file</text:p>
      <text:p text:style-name="P46"><text:tab/>e. User: ubuntu</text:p>
      <text:p text:style-name="P48"><text:tab/>f. /media/foxcodenine/INTENSO/ ← (change to <text:s/>key file location .ppk file is made <text:tab/>from the .pem file)</text:p>
      <text:p text:style-name="P48"><text:tab/>g. Select connect.</text:p>
      <text:p text:style-name="P43"><text:span text:style-name="T30"><text:tab/></text:span><text:span text:style-name="T31">h. move file from pc to instance. </text:span></text:p>
      <text:p text:style-name="P43"><text:span text:style-name="T31"/></text:p>
      <text:p text:style-name="P43"><text:span text:style-name="T31"><text:tab/></text:span><text:span text:style-name="T33">Or use scp</text:span></text:p>
      <text:p text:style-name="P43"><text:span text:style-name="T33"/></text:p>
      <text:p text:style-name="P64"><text:span text:style-name="T20"><text:tab/>sudo scp -i ./deploy_web_apps.pem -r /home/foxcodenine/Desktop/nuxt/nuxt_ap</text:span><text:span text:style-name="T21">i_flask</text:span><text:span text:style-name="T20"> ubuntu@ec2-18-196-39-30.eu-central-1.compute.amazonaws.com:/var/www/</text:span></text:p>
      <text:p text:style-name="P46"/>
      <text:p text:style-name="P49">11. Install pipenv</text:p>
      <text:p text:style-name="P49"><text:tab/>a. sudo pip3 install pipenv</text:p>
      <text:p text:style-name="P49"><text:tab/>b. $ cd myproject</text:p>
      <text:p text:style-name="P49"><text:tab/>c. $ sudo pipenv install</text:p>
      <text:p text:style-name="P49"/>
      <text:p text:style-name="P49"><text:tab/># if Pipenv fails to install psycopg2</text:p>
      <text:p text:style-name="P49"><text:tab/># sudo apt-get install libpq-dev</text:p>
      <text:p text:style-name="P49"><text:tab/><text:span text:style-name="T37"># and retry</text:span></text:p>
      <text:p text:style-name="P49"/>
      <text:p text:style-name="P51"><text:tab/>d. $ pipenv –venv</text:p>
      <text:p text:style-name="P49"><text:tab/>/home/ubuntu/.local/share/virtualenvs/nuxt_api_flask-gPgGeqg6 <text:s/></text:p>
      <text:p text:style-name="P49"/>
      <text:p text:style-name="P50"><text:tab/><text:span text:style-name="T38">e. Copy path and update </text:span><text:span text:style-name="T35">flaskapp.wsgi <text:s/></text:span><text:span text:style-name="T39">file.</text:span></text:p>
      <text:p text:style-name="P50"/>
      <text:p text:style-name="P52">12. Set activate_this.py to read and execute.</text:p>
      <text:p text:style-name="P52"><text:tab/>a. cd to activate_this.py ex: </text:p>
      <text:p text:style-name="P52"><text:tab/><text:span text:style-name="T34">/home/ubuntu/.local/share/virtualenvs/nuxt_api_flask-gPgGeqg6 /</text:span>bin/ activate_this.py</text:p>
      <text:p text:style-name="P52"/>
      <text:p text:style-name="P52"><text:tab/>b. sudo chmod 755 <text:s/>activate_this.py</text:p>
      <text:p text:style-name="P52"><text:tab/>c. check also that its path from / is set at list to read.</text:p>
      <text:p text:style-name="P52"/>
      <text:p text:style-name="P44"><text:span text:style-name="T32">1</text:span><text:span text:style-name="T29">3. Enable Virtualhost</text:span></text:p>
      <text:p text:style-name="P53"><text:tab/>a. copy your virtualhost file to /etc/apache2/site-avalible</text:p>
      <text:p text:style-name="P53"><text:tab/>b. $ sudo a2ensite www.mydomain.com.conf ← (update to your virtualhost file)</text:p>
      <text:p text:style-name="P53"><text:tab/>c. $ sudo systemctl reload apache2</text:p>
      <text:p text:style-name="P53"><text:tab/>d. $ sudo service apache2 restart</text:p>
      <text:p text:style-name="P53"/>
      <text:p text:style-name="P53">14. To view apache log errors</text:p>
      <text:p text:style-name="P53"><text:tab/>$ sudo tail -f /var/log/apache2/error.log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8">sudo apt-get install nodejs npm</text:p>
      <text:p text:style-name="P58"/>
      <text:p text:style-name="P59"/>
      <text:p text:style-name="P58"/>
      <text:p text:style-name="P63">on pc npm run <text:s/>build and after remove node_modules</text:p>
      <text:p text:style-name="P63"/>
      <text:p text:style-name="P54"><text:span text:style-name="T43">sudo scp -i ./deploy_web_apps.pem -r /home/foxcodenine/Desktop/nuxt/nuxt_app_front_end </text:span><text:a xlink:type="simple" xlink:href="mailto:ubuntu@ec2-18-196-39-30.eu-central-1.compute.amazonaws.com" text:style-name="Internet_20_link" text:visited-style-name="Visited_20_Internet_20_Link"><text:span text:style-name="T43">ubuntu@ec2-18-196-39-30.eu-central-1.compute.amazonaws.com</text:span></text:a><text:span text:style-name="T43">:/var/www/</text:span></text:p>
      <text:p text:style-name="P54"/>
      <text:p text:style-name="P62">sudo npm install</text:p>
      <text:p text:style-name="P60"/>
      <text:p text:style-name="P60">sudo npm install pm2 -g</text:p>
      <text:p text:style-name="P54"/>
      <text:p text:style-name="P61">pm2 start npm – start</text:p>
      <text:p text:style-name="P61"/>
      <text:p text:style-name="P55">copy virtualhost</text:p>
      <text:p text:style-name="P55"/>
      <text:p text:style-name="P4"><text:span text:style-name="Source_20_Text"><text:span text:style-name="T14">sudo a2enmod proxy_http</text:span></text:span></text:p>
      <text:p text:style-name="P3"><text:span text:style-name="Source_20_Text"><text:span text:style-name="T13">sudo a2enmod proxy</text:span></text:span></text:p>
      <text:p text:style-name="P55">sudo a2ensite <text:a xlink:type="simple" xlink:href="http://www.foxhost9.com.conf/" text:style-name="Internet_20_link" text:visited-style-name="Visited_20_Internet_20_Link">www.foxhost9.com.conf</text:a></text:p>
      <text:p text:style-name="P55"/>
      <text:p text:style-name="P55">sudo systemctl reload apache2</text:p>
      <text:p text:style-name="P55"/>
      <text:p text:style-name="P55">https://www.digitalocean.com/community/tutorials/how-to-use-apache-as-a-reverse-proxy-with-mod_proxy-on-ubuntu-16-04</text:p>
      <text:p text:style-name="P55"/>
      <text:p text:style-name="P53"/>
      <text:p text:style-name="P52"/>
      <text:p text:style-name="P52"/>
      <text:p text:style-name="P29"/>
      <text:p text:style-name="P29"/>
      <text:p text:style-name="P57"/>
      <text:p text:style-name="P24"/>
      <text:p text:style-name="P24"/>
      <text:p text:style-name="P45"/>
      <text:p text:style-name="P56"/>
      <text:p text:style-name="P36"/>
      <text:p text:style-name="P36"><text:tab/></text:p>
      <text:p text:style-name="P32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ira Code Retina" svg:font-family="'Fira Code Retina', 'Droid Sans Mono', monospace, monospace, 'Droid Sans Fallback'"/>
    <style:font-face style:name="Geekflare" svg:font-family="Geekflare, sans-serif"/>
    <style:font-face style:name="Lohit Devanagari1" svg:font-family="'Lohit Devanagari'"/>
    <style:font-face style:name="Menlo" svg:font-family="Menlo, Monaco, 'Courier New', Courier, monospace"/>
    <style:font-face style:name="Open Sans" svg:font-family="'Open Sans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0:22:55.890255576</meta:creation-date>
    <dc:date>2020-11-15T21:02:30.382811024</dc:date>
    <meta:editing-duration>PT2H41M51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157" meta:word-count="739" meta:character-count="6234" meta:non-whitespace-character-count="5475"/>
  </office:meta>
</office:document-meta>
</file>